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nt9cast: Beats &amp; Bytes - A Fusão do Hip Hop com a Tecnologia</text:p>
      <text:p text:style-name="Standard"/>
      <text:p text:style-name="Standard"/>
      <text:p text:style-name="Standard">Sejam bem-vindos ao Vint9cast! No episódio de hoje, vamos explorar a incrível interseção entre o mundo vibrante do hip hop e o universo em constante evolução da tecnologia. Como essas duas forças culturais se influenciam e se complementam de maneiras inesperadas? Vamos descobrir!</text:p>
      <text:p text:style-name="Standard"/>
      <text:p text:style-name="Standard"><text:s/>A Evolução Tecnológica no Hip Hop</text:p>
      <text:p text:style-name="Standard">Produção Musical:</text:p>
      <text:p text:style-name="Standard"/>
      <text:p text:style-name="Standard">Software de Produção: Desde o uso pioneiro de samplers e drum machines nos anos 80 até as modernas DAWs (Digital Audio Workstations) como Ableton Live e FL Studio, a tecnologia transformou a produção de hip hop.</text:p>
      <text:p text:style-name="Standard">Beat Making: A acessibilidade de ferramentas como o Maschine da Native Instruments e o Akai MPC permitiu que novos produtores criassem beats complexos e inovadores.</text:p>
      <text:p text:style-name="Standard">Instrumentos Virtuais:</text:p>
      <text:p text:style-name="Standard"/>
      <text:p text:style-name="Standard">Sintetizadores Virtuais: VSTs (Virtual Studio Technology) como Serum e Omnisphere oferecem uma gama infinita de sons que antes eram impossíveis de obter.</text:p>
      <text:p text:style-name="Standard">Efeitos e Processamento: Plugins de efeitos como Auto-Tune, reverb e distorção têm sido cruciais para definir o som de artistas como Travis Scott e Kanye West.</text:p>
      <text:p text:style-name="Standard"><text:s/>A Tecnologia no Consumo e Distribuição de Hip Hop</text:p>
      <text:p text:style-name="Standard">Plataformas de Streaming:</text:p>
      <text:p text:style-name="Standard"/>
      <text:p text:style-name="Standard">Serviços de Streaming: Spotify, Apple Music e Tidal revolucionaram a forma como consumimos música, oferecendo acesso instantâneo a catálogos enormes e promovendo novos artistas.</text:p>
      <text:p text:style-name="Standard">Algoritmos de Recomendação: Algoritmos sofisticados ajudam a descobrir novas músicas e artistas baseados nos gostos individuais dos usuários.</text:p>
      <text:p text:style-name="Standard">Redes Sociais e Marketing:</text:p>
      <text:p text:style-name="Standard"/>
      <text:p text:style-name="Standard">Promoção de Artistas: Plataformas como Instagram, TikTok e YouTube permitiram que artistas emergentes alcançassem grandes audiências sem a necessidade de grandes gravadoras.</text:p>
      <text:p text:style-name="Standard">Engajamento com Fãs: Ferramentas como lives no Instagram e sessões de perguntas e respostas no Twitter facilitam uma conexão direta entre artistas e fãs.</text:p>
      <text:p text:style-name="Standard"/>
      <text:p text:style-name="Standard"><text:s/>A Cultura do Hip Hop na Era Digital</text:p>
      <text:p text:style-name="Standard">Realidade Aumentada (AR) e Realidade Virtual (VR):</text:p>
      <text:p text:style-name="Standard"/>
      <text:p text:style-name="Standard">Concertos Virtuais: Artistas como Travis Scott e Lil Nas X realizaram shows em plataformas como Fortnite, criando experiências imersivas únicas.</text:p>
      <text:p text:style-name="Standard">Experiências Interativas: Aplicativos que utilizam AR permitem que fãs interajam com elementos visuais dos seus álbuns e videoclipes favoritos.</text:p>
      <text:p text:style-name="Standard">Criptomoedas e NFTs:</text:p>
      <text:p text:style-name="Standard"/>
      <text:p text:style-name="Standard">Economia Criativa: A venda de álbuns, músicas e artes digitais como NFTs criou novas fontes de renda para artistas.</text:p>
      <text:p text:style-name="Standard">Comunidades Digitais: A adoção de criptomoedas em plataformas de música descentralizadas está mudando a economia da indústria musical, oferecendo maior controle e lucros diretamente para os artistas.</text:p>
      <text:p text:style-name="Standard"/>
      <text:p text:style-name="Standard">E aí está, pessoal, um mergulho na fusão fascinante entre hip hop e tecnologia. Vimos como as inovações tecnológicas não só transformaram a criação e o consumo de música, mas também <text:soft-page-break/>moldaram a cultura e a economia do hip hop. Continuem nos acompanhando para mais episódios onde exploramos o mundo em constante mudança da música e da tecnologia. Até a próxima, no Vint9cast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22:13:46.416000000</meta:creation-date>
    <dc:date>2024-07-23T22:57:55.740000000</dc:date>
    <meta:editing-duration>PT44M11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24" meta:word-count="445" meta:character-count="2927" meta:non-whitespace-character-count="2503"/>
  </office:meta>
</office:document-meta>
</file>